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witch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Switch (LVGL)</text:h>
                    <text:list>
                        <text:list-item>
                            <text:h text:style-name="Heading_20_2" text:outline-level="2">Description</text:h>
                        </text:list-item>
                    </text:list>
                </text:list-item>
            </text:list>

            <text:p text:style-name="Standard"><text:span text:style-name="backtick">Switch</text:span><text:span> Widget is used when we want a turn ON or turn OFF option.</text:span></text:p><text:p text:style-name="Standard"/><text:p text:style-name="Standard">More info (<text:a xlink:type="simple" xlink:href="https://docs.lvgl.io/8.3/widgets/core/switch.html" text:style-name="Internet_20_link" text:visited-style-name="Visited_20_Internet_20_Link">link</text:a>)</text:p><text:p text:style-name="Standard"/>

            
                <text:list xml:id="list_Switch (LVGL)2" text:continue-numbering="true" text:continue-list="list_Switch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witch (LVGL)4" text:continue-numbering="true"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text:span>Widget name. We reference the Widget within the project by its name, for example in the LVGL action. For each Widget, we must choose a unique name within the entire project. This field is optional and does not need to be set if we do not need to reference the Widge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witch (LVGL)5" text:continue-numbering="true" text:continue-list="list_Switch (LVGL)4"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ext:list xml:id="list_Switch (LVGL)6" text:continue-numbering="true" text:continue-list="list_Switch (LVGL)5"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text:span>Icons for horizontal and vertical centering of widgets within a page or parent widget.</text:span></text:p><text:p text:style-name="Standard"/><text:p text:style-name="Standard"><draw:frame draw:style-name="fr3" draw:name="image_widget_centering.png" text:anchor-type="paragraph" svg:x="0mm" svg:y="0mm" svg:width="16mm" svg:height="9mm" draw:z-index="4">
                <draw:image xlink:href="Pictures/widget_centering.png" xlink:type="simple" xlink:show="embed" xlink:actuate="onLoad"/>
            </draw:frame></text:p><text:p text:style-name="Standard"/>,
                                            <text:list xml:id="list_Switch (LVGL)7" text:continue-numbering="true" text:continue-list="list_Switch (LVGL)6"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text:span>X position of the component in relation to the page or parent widget. It is set in pixels.</text:span></text:p><text:p text:style-name="Standard"/><text:p text:style-name="Standard"><text:span>Hint: when setting the value of this property (as well as the </text:span><text:span text:style-name="backtick">Top</text:span><text:span>, </text:span><text:span text:style-name="backtick">Width</text:span><text:span> and </text:span><text:span text:style-name="backtick">Height</text:span><text:span> properties), simple mathematical expressions can be used. When we enter an expression and press enter, the expression will be evaluated and the result set as the value of this property. It is allowed to use </text:span><text:span text:style-name="backtick">+</text:span><text:span>, </text:span><text:span text:style-name="backtick">-</text:span><text:span>, </text:span><text:span text:style-name="backtick">*</text:span><text:span> and </text:span><text:span text:style-name="backtick">/</text:span><text:span> operators in expressions. Brackets can also be used.</text:span></text:p><text:p text:style-name="Standard"/><text:p text:style-name="Standard"><text:span>Examples of such mathematical expressions: </text:span><text:span text:style-name="backtick">18 + 36</text:span><text:span>, </text:span><text:span text:style-name="backtick">50 + 32 * 6</text:span><text:span>, </text:span><text:span text:style-name="backtick">(100 - 32) / 2</text:span><text:span>.</text:span></text:p><text:p text:style-name="Standard"/>,
                                            <text:list xml:id="list_Switch (LVGL)8" text:continue-numbering="true" text:continue-list="list_Switch (LVGL)7"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ext:span>The following options are available:</text:span></text:p><text:p text:style-name="Standard"/><text:list xml:id="list_Switch (LVGL)9" text:style-name="List_20_1">
                    <text:list-item>
                            <text:p text:style-name="List_20_1_20_Start">
                            <text:span><text:span text:style-name="backtick">px</text:span><text:span> – Left is default in pixels.</text:span></text:span>
                            </text:p>
                        </text:list-item>
                        
<text:list-item>
                            <text:p text:style-name="List_20_1_20_End">
                            <text:span><text:span text:style-name="backtick">%</text:span><text:span> – Left is set as a percentage in relation to the parent width.</text:span></text:span>
                            </text:p>
                        </text:list-item>
                        
                </text:list><text:p text:style-name="Standard"/>,
                                            <text:list xml:id="list_Switch (LVGL)10" text:continue-numbering="true" text:continue-list="list_Switch (LVGL)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text:span>Y position of the component in relation to the page or parent widget. It is set in pixels.</text:span></text:p><text:p text:style-name="Standard"/>,
                                            <text:list xml:id="list_Switch (LVGL)11" text:continue-numbering="true" text:continue-list="list_Switch (LVGL)10"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ext:span>The following options are available:</text:span></text:p><text:p text:style-name="Standard"/><text:list xml:id="list_Switch (LVGL)12" text:style-name="List_20_1">
                    <text:list-item>
                            <text:p text:style-name="List_20_1_20_Start">
                            <text:span><text:span text:style-name="backtick">px</text:span><text:span> – Top is set in pixels.</text:span></text:span>
                            </text:p>
                        </text:list-item>
                        
<text:list-item>
                            <text:p text:style-name="List_20_1_20_End">
                            <text:span><text:span text:style-name="backtick">%</text:span><text:span> – The top is set as a percentage in relation to the parent height.</text:span></text:span>
                            </text:p>
                        </text:list-item>
                        
                </text:list><text:p text:style-name="Standard"/>,
                                            <text:list xml:id="list_Switch (LVGL)13" text:continue-numbering="true" text:continue-list="list_Switch (LVGL)11"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ext:span>The width of the component. It is set in pixels.</text:span></text:p><text:p text:style-name="Standard"/>,
                                            <text:list xml:id="list_Switch (LVGL)14" text:continue-numbering="true" text:continue-list="list_Switch (LVGL)13"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ext:span>The following options are available:</text:span></text:p><text:p text:style-name="Standard"/><text:list xml:id="list_Switch (LVGL)15" text:style-name="List_20_1">
                    <text:list-item>
                            <text:p text:style-name="List_20_1_20_Start">
                            <text:span><text:span text:style-name="backtick">px</text:span><text:span> – Width is given in pixels.</text:span></text:span>
                            </text:p>
                        </text:list-item>
                        
<text:list-item>
                            <text:p text:style-name="List_20_1">
                            <text:span><text:span text:style-name="backtick">%</text:span><text:span> – Width is given as a percentage in relation to the parent width.</text:span></text:span>
                            </text:p>
                        </text:list-item>
                        
<text:list-item>
                            <text:p text:style-name="List_20_1_20_End">
                            <text:span><text:span text:style-name="backtick">content</text:span><text:span> – Width is automatically set to fit the entire content in width.</text:span></text:span>
                            </text:p>
                        </text:list-item>
                        
                </text:list><text:p text:style-name="Standard"/>,
                                            <text:list xml:id="list_Switch (LVGL)16" text:continue-numbering="true" text:continue-list="list_Switch (LVGL)14"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ext:span>The height of the component. It is set in pixels.</text:span></text:p><text:p text:style-name="Standard"/>,
                                            <text:list xml:id="list_Switch (LVGL)17" text:continue-numbering="true" text:continue-list="list_Switch (LVGL)16"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ext:span>The following options are available:</text:span></text:p><text:p text:style-name="Standard"/><text:list xml:id="list_Switch (LVGL)18" text:style-name="List_20_1">
                    <text:list-item>
                            <text:p text:style-name="List_20_1_20_Start">
                            <text:span><text:span text:style-name="backtick">px</text:span><text:span> – Height is given in pixels.</text:span></text:span>
                            </text:p>
                        </text:list-item>
                        
<text:list-item>
                            <text:p text:style-name="List_20_1">
                            <text:span><text:span text:style-name="backtick">%</text:span><text:span> – Height is given as a percentage in relation to the parent height.</text:span></text:span>
                            </text:p>
                        </text:list-item>
                        
<text:list-item>
                            <text:p text:style-name="List_20_1_20_End">
                            <text:span><text:span text:style-name="backtick">content</text:span><text:span> – Height is automatically set to fit the entire content in height.</text:span></text:span>
                            </text:p>
                        </text:list-item>
                        
                </text:list><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witch (LVGL)19" text:continue-numbering="true" text:continue-list="list_Switch (LVGL)17"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text:span>Here we can select one of the globally defined Styles so that the Widget uses that Style.</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Switch (LVGL)20" text:continue-numbering="true" text:continue-list="list_Switch (LVGL)19"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text:span>Make the object hidden.</text:span></text:p><text:p text:style-name="Standard"/>,
                                            <text:list xml:id="list_Switch (LVGL)21" text:continue-numbering="true" text:continue-list="list_Switch (LVGL)20"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text:span>Here we can choose whether the </text:span><text:span text:style-name="backtick">Hidden</text:span><text:span> flag state will be calculated from the Expression or not.</text:span></text:p><text:p text:style-name="Standard"/>,
                                            <text:list xml:id="list_Switch (LVGL)22" text:continue-numbering="true" text:continue-list="list_Switch (LVGL)21"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text:span>Make the object clickable by input devices.</text:span></text:p><text:p text:style-name="Standard"/>,
                                            <text:list xml:id="list_Switch (LVGL)23" text:continue-numbering="true" text:continue-list="list_Switch (LVGL)22"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text:span>Here we can choose whether the </text:span><text:span text:style-name="backtick">Clickable</text:span><text:span> flag state will be calculated from the Expression or not.</text:span></text:p><text:p text:style-name="Standard"/>,
                                            <text:list xml:id="list_Switch (LVGL)24" text:continue-numbering="true" text:continue-list="list_Switch (LVGL)23"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text:span>Add focused state to the object when clicked.</text:span></text:p><text:p text:style-name="Standard"/>,
                                            <text:list xml:id="list_Switch (LVGL)25" text:continue-numbering="true" text:continue-list="list_Switch (LVGL)24"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ext:span>Toggle checked state when the object is clicked.</text:span></text:p><text:p text:style-name="Standard"/>,
                                            <text:list xml:id="list_Switch (LVGL)26" text:continue-numbering="true" text:continue-list="list_Switch (LVGL)25"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text:span>Make the object scrollable.</text:span></text:p><text:p text:style-name="Standard"/>,
                                            <text:list xml:id="list_Switch (LVGL)27" text:continue-numbering="true" text:continue-list="list_Switch (LVGL)26"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text:span>Allow scrolling inside but with slower speed.</text:span></text:p><text:p text:style-name="Standard"/>,
                                            <text:list xml:id="list_Switch (LVGL)28" text:continue-numbering="true" text:continue-list="list_Switch (LVGL)27"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text:span>Make the object scroll further when "thrown".</text:span></text:p><text:p text:style-name="Standard"/>,
                                            <text:list xml:id="list_Switch (LVGL)29" text:continue-numbering="true" text:continue-list="list_Switch (LVGL)28"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text:span>Allow scrolling only one snappable children.</text:span></text:p><text:p text:style-name="Standard"/>,
                                            <text:list xml:id="list_Switch (LVGL)30" text:continue-numbering="true" text:continue-list="list_Switch (LVGL)29"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text:span>Allow propagating the horizontal scroll to a parent.</text:span></text:p><text:p text:style-name="Standard"/>,
                                            <text:list xml:id="list_Switch (LVGL)31" text:continue-numbering="true" text:continue-list="list_Switch (LVGL)30"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text:span>Allow propagating the vertical scroll to a parent.</text:span></text:p><text:p text:style-name="Standard"/>,
                                            <text:list xml:id="list_Switch (LVGL)32" text:continue-numbering="true" text:continue-list="list_Switch (LVGL)31" text:style-name="Outline">
                                                <text:list-item>
                                                    <text:list>
                                                        <text:list-item>
                                                            <text:list>
                                                                <text:list-item>
                                                                    <text:h text:style-name="Heading_20_3" text:outline-level="3">
                                                                        Scroll chain
                                                                        <text:s text:c="4"/>
                                                                        <text:span text:style-name="T2">Boolean</text:span>
                                                                    </text:h>
                                                                </text:list-item>
                                                            </text:list>
                                                        </text:list-item>
                                                    </text:list>
                                                </text:list-item>
                                            </text:list>
                                            <text:p text:style-name="Standard"><text:span>Allow propagating both the horizontal and the vertical scroll to a parent.</text:span></text:p><text:p text:style-name="Standard"/>,
                                            <text:list xml:id="list_Switch (LVGL)33" text:continue-numbering="true" text:continue-list="list_Switch (LVGL)32"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text:span>Automatically scroll object to make it visible when focused.</text:span></text:p><text:p text:style-name="Standard"/>,
                                            <text:list xml:id="list_Switch (LVGL)34" text:continue-numbering="true" text:continue-list="list_Switch (LVGL)33"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text:span>Allow scrolling the focused object with arrow keys.</text:span></text:p><text:p text:style-name="Standard"/>,
                                            <text:list xml:id="list_Switch (LVGL)35" text:continue-numbering="true" text:continue-list="list_Switch (LVGL)34"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text:span>If scroll snap is enabled on the parent it can snap to this object.</text:span></text:p><text:p text:style-name="Standard"/>,
                                            <text:list xml:id="list_Switch (LVGL)36" text:continue-numbering="true" text:continue-list="list_Switch (LVGL)35"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text:span>Keep the object pressed even if the press slid from the object.</text:span></text:p><text:p text:style-name="Standard"/>,
                                            <text:list xml:id="list_Switch (LVGL)37" text:continue-numbering="true" text:continue-list="list_Switch (LVGL)36"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text:span>Propagate the events to the parent too.</text:span></text:p><text:p text:style-name="Standard"/>,
                                            <text:list xml:id="list_Switch (LVGL)38" text:continue-numbering="true" text:continue-list="list_Switch (LVGL)37"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text:span>Propagate the gestures to the parent.</text:span></text:p><text:p text:style-name="Standard"/>,
                                            <text:list xml:id="list_Switch (LVGL)39" text:continue-numbering="true" text:continue-list="list_Switch (LVGL)38"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text:span>Allow performing more accurate hit (click) test. E.g. accounting for rounded corners.</text:span></text:p><text:p text:style-name="Standard"/>,
                                            <text:list xml:id="list_Switch (LVGL)40" text:continue-numbering="true" text:continue-list="list_Switch (LVGL)39"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text:span>Make the object positionable by the layouts.</text:span></text:p><text:p text:style-name="Standard"/>,
                                            <text:list xml:id="list_Switch (LVGL)41" text:continue-numbering="true" text:continue-list="list_Switch (LVGL)40"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text:span>Do not scroll the object when the parent scrolls and ignore layout.</text:span></text:p><text:p text:style-name="Standard"/>,
                                            <text:list xml:id="list_Switch (LVGL)42" text:continue-numbering="true" text:continue-list="list_Switch (LVGL)41"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text:span>Do not clip the children's content to the parent's boundary.</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Switch (LVGL)43" text:continue-numbering="true" text:continue-list="list_Switch (LVGL)42"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ext:span>Toggled or checked state.</text:span></text:p><text:p text:style-name="Standard"/>,
                                            <text:list xml:id="list_Switch (LVGL)44" text:continue-numbering="true" text:continue-list="list_Switch (LVGL)43"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text:span>Here we can choose whether the </text:span><text:span text:style-name="backtick">Checked</text:span><text:span> state will be calculated from the Expression or not.</text:span></text:p><text:p text:style-name="Standard"/>,
                                            <text:list xml:id="list_Switch (LVGL)45" text:continue-numbering="true" text:continue-list="list_Switch (LVGL)44"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text:span>Disabled state</text:span></text:p><text:p text:style-name="Standard"/>,
                                            <text:list xml:id="list_Switch (LVGL)46" text:continue-numbering="true" text:continue-list="list_Switch (LVGL)45"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text:span>Here we can choose whether the </text:span><text:span text:style-name="backtick">Disabled</text:span><text:span> state will be calculated from the Expression or not.</text:span></text:p><text:p text:style-name="Standard"/>,
                                            <text:list xml:id="list_Switch (LVGL)47" text:continue-numbering="true" text:continue-list="list_Switch (LVGL)46"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text:span>Focused via keypad or encoder or clicked via touchpad/mouse.</text:span></text:p><text:p text:style-name="Standard"/>,
                                            <text:list xml:id="list_Switch (LVGL)48" text:continue-numbering="true" text:continue-list="list_Switch (LVGL)47"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text:span>Being pressed.</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witch (LVGL)49" text:continue-numbering="true" text:continue-list="list_Switch (LVGL)48"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text:span>List of event handler definitions. During execution, the widget can generate certain events (e.g. the </text:span><text:span text:style-name="backtick">CLICKED</text:span><text:span> event is generated when the touchscreen is pressed and released within the Widget) and through this list we can specify the method of event processing. We must define these properties for each event handler:</text:span></text:p><text:p text:style-name="Standard"/><text:list xml:id="list_Switch (LVGL)50" text:style-name="List_20_1">
                    <text:list-item>
                            <text:p text:style-name="List_20_1_20_Start">
                            <text:span><text:span text:style-name="backtick">Event</text:span><text:span> – Event that is processed, e.g. </text:span><text:span text:style-name="backtick">CLICKED</text:span><text:span>.</text:span></text:span>
                            </text:p>
                        </text:list-item>
                        
<text:list-item>
                            <text:p text:style-name="List_20_1">
                            <text:span><text:span text:style-name="backtick">Handler type</text:span><text:span> – There are two options: </text:span><text:span text:style-name="backtick">Flow</text:span><text:span> or </text:span><text:span text:style-name="backtick">Action</text:span><text:span>. If </text:span><text:span text:style-name="backtick">Flow</text:span><text:span> is selected, a flow output will be added through which the event is processed, and if </text:span><text:span text:style-name="backtick">Action</text:span><text:span> is selected, then it is necessary to specify which User action will be performed during event processing.</text:span></text:span>
                            </text:p>
                        </text:list-item>
                        
<text:list-item>
                            <text:p text:style-name="List_20_1_20_End">
                            <text:span><text:span text:style-name="backtick">Action</text:span><text:span> - If the </text:span><text:span text:style-name="backtick">Handler type</text:span><text:span> is set to </text:span><text:span text:style-name="backtick">Action</text:span><text:span>, then here we need to enter the name of the User action that will be performed during the processing of the selected event.</text:span></text:span>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witch (LVGL)51" text:continue-numbering="true" text:continue-list="list_Switch (LVGL)4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witch (LVGL)52" text:continue-numbering="true" text:continue-list="list_Switch (LVGL)51"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witch (LVGL)53" text:continue-numbering="true" text:continue-list="list_Switch (LVGL)52"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list xml:id="list_Switch (LVGL)3" text:continue-numbering="true" text:continue-list="list_Switch (LVGL)2" text:style-name="Outline">
                        <text:list-item>
                            <text:list>
                                <text:list-item>
                                    <text:h text:style-name="Heading_20_2" text:outline-level="2">Examples</text:h>
                                </text:list-item>
                            </text:list>
                        </text:list-item>
                    </text:list>
                    <text:p text:style-name="Standard"/>
                    <text:list xml:id="list_Switch (LVGL)54" text:style-name="List_20_1">
                    <text:list-item>
                            <text:p text:style-name="List_20_1_20_Start">
                            <text:span><text:span text:style-name="T1">Dashboard Widgets Demo</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